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Titre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Titre1" style:family="paragraph">
      <style:paragraph-properties fo:text-align="center"/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Titre1" style:family="paragraph">
      <style:text-properties fo:font-weight="bold" style:font-weight-asian="bold" style:font-weight-complex="bold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T9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T10" style:parent-style-name="Policepardéfau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style:language-asian="fr" style:country-asian="FR"/>
    </style:style>
    <style:style style:name="T11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T14" style:parent-style-name="Policepardéfaut" style:family="text">
      <style:text-properties style:font-name-asian="Times New Roman" style:font-name-complex="Calibri" fo:font-weight="bold" style:font-weight-asian="bold" fo:font-style="italic" style:font-style-asian="italic" style:font-style-complex="italic" fo:color="#0000FF" style:language-asian="fr" style:country-asian="FR"/>
    </style:style>
    <style:style style:name="T15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P16" style:parent-style-name="Normal" style:family="paragraph">
      <style:paragraph-properties fo:margin-top="0.0694in" fo:margin-bottom="0.0694in" fo:line-height="100%"/>
    </style:style>
    <style:style style:name="T17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T18" style:parent-style-name="Policepardéfaut" style:family="text">
      <style:text-properties style:font-name-asian="Times New Roman" style:font-name-complex="Calibri" fo:font-weight="bold" style:font-weight-asian="bold" fo:font-style="italic" style:font-style-asian="italic" style:font-style-complex="italic" fo:color="#0000FF" style:language-asian="fr" style:country-asian="FR"/>
    </style:style>
    <style:style style:name="T19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T22" style:parent-style-name="Policepardéfaut" style:family="text">
      <style:text-properties style:font-name-asian="Times New Roman" style:font-name-complex="Calibri" fo:font-weight="bold" style:font-weight-asian="bold" fo:font-style="italic" style:font-style-asian="italic" style:font-style-complex="italic" fo:color="#0000FF" style:language-asian="fr" style:country-asian="FR"/>
    </style:style>
    <style:style style:name="T23" style:parent-style-name="Policepardéfaut" style:family="text">
      <style:text-properties style:font-name-asian="Times New Roman" style:font-name-complex="Calibri" fo:font-weight="bold" style:font-weight-asian="bold" style:language-asian="fr" style:country-asian="FR"/>
    </style:style>
    <style:style style:name="P24" style:parent-style-name="Titre1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language-asian="fr" style:country-asian="FR"/>
    </style:style>
    <style:style style:name="P26" style:parent-style-name="Paragraphedeliste" style:family="paragraph">
      <style:text-properties fo:font-weight="bold" style:font-weight-asian="bold" style:language-asian="fr" style:country-asian="FR"/>
    </style:style>
    <style:style style:name="P27" style:parent-style-name="Paragraphedeliste" style:family="paragraph">
      <style:text-properties style:language-asian="fr" style:country-asian="FR"/>
    </style:style>
    <style:style style:name="P28" style:parent-style-name="Paragraphedeliste" style:family="paragraph">
      <style:text-properties fo:font-weight="bold" style:font-weight-asian="bold" style:language-asian="fr" style:country-asian="FR"/>
    </style:style>
    <style:style style:name="P29" style:parent-style-name="Paragraphedeliste" style:family="paragraph">
      <style:text-properties style:language-asian="fr" style:country-asian="FR"/>
    </style:style>
    <style:style style:name="P30" style:parent-style-name="Paragraphedeliste" style:family="paragraph">
      <style:text-properties fo:font-weight="bold" style:font-weight-asian="bold" style:language-asian="fr" style:country-asian="FR"/>
    </style:style>
    <style:style style:name="P31" style:parent-style-name="Paragraphedeliste" style:family="paragraph">
      <style:text-properties style:language-asian="fr" style:country-asian="FR"/>
    </style:style>
    <style:style style:name="P32" style:parent-style-name="Paragraphedeliste" style:family="paragraph">
      <style:text-properties fo:font-weight="bold" style:font-weight-asian="bold" style:language-asian="fr" style:country-asian="FR"/>
    </style:style>
    <style:style style:name="P33" style:parent-style-name="Paragraphedeliste" style:family="paragraph">
      <style:text-properties style:language-asian="fr" style:country-asian="FR"/>
    </style:style>
    <style:style style:name="P34" style:parent-style-name="Paragraphedeliste" style:family="paragraph">
      <style:text-properties style:language-asian="fr" style:country-asian="FR"/>
    </style:style>
    <style:style style:name="P35" style:parent-style-name="Paragraphedeliste" style:family="paragraph">
      <style:text-properties style:language-asian="fr" style:country-asian="FR"/>
    </style:style>
    <style:style style:name="P36" style:parent-style-name="Paragraphedeliste" style:family="paragraph">
      <style:text-properties fo:font-weight="bold" style:font-weight-asian="bold" style:language-asian="fr" style:country-asian="FR"/>
    </style:style>
    <style:style style:name="P37" style:parent-style-name="Paragraphedeliste" style:family="paragraph">
      <style:text-properties style:language-asian="fr" style:country-asian="FR"/>
    </style:style>
    <style:style style:name="P38" style:parent-style-name="Paragraphedeliste" style:family="paragraph">
      <style:text-properties fo:font-weight="bold" style:font-weight-asian="bold" style:language-asian="fr" style:country-asian="FR"/>
    </style:style>
    <style:style style:name="P39" style:parent-style-name="Normal" style:family="paragraph">
      <style:paragraph-properties fo:text-indent="0.4916in"/>
      <style:text-properties style:language-asian="fr" style:country-asian="FR"/>
    </style:style>
    <style:style style:name="P40" style:parent-style-name="Normal" style:family="paragraph">
      <style:paragraph-properties fo:text-indent="0.4916in"/>
      <style:text-properties style:language-asian="fr" style:country-asian="FR"/>
    </style:style>
    <style:style style:name="P41" style:parent-style-name="Paragraphedeliste" style:family="paragraph">
      <style:text-properties fo:font-weight="bold" style:font-weight-asian="bold" style:language-asian="fr" style:country-asian="FR"/>
    </style:style>
    <style:style style:name="P42" style:parent-style-name="Paragraphedeliste" style:family="paragraph">
      <style:text-properties style:language-asian="fr" style:country-asian="FR"/>
    </style:style>
    <style:style style:name="P43" style:parent-style-name="Paragraphedeliste" style:family="paragraph">
      <style:text-properties fo:font-weight="bold" style:font-weight-asian="bold" style:language-asian="fr" style:country-asian="FR"/>
    </style:style>
    <style:style style:name="P44" style:parent-style-name="Paragraphedeliste" style:family="paragraph">
      <style:text-properties style:language-asian="fr" style:country-asian="FR"/>
    </style:style>
    <style:style style:name="P45" style:parent-style-name="Paragraphedeliste" style:family="paragraph">
      <style:text-properties fo:font-weight="bold" style:font-weight-asian="bold" style:language-asian="fr" style:country-asian="FR"/>
    </style:style>
    <style:style style:name="P46" style:parent-style-name="Paragraphedeliste" style:family="paragraph">
      <style:text-properties style:language-asian="fr" style:country-asian="FR"/>
    </style:style>
    <style:style style:name="P47" style:parent-style-name="Paragraphedeliste" style:family="paragraph">
      <style:text-properties fo:font-weight="bold" style:font-weight-asian="bold" style:language-asian="fr" style:country-asian="FR"/>
    </style:style>
    <style:style style:name="P48" style:parent-style-name="Paragraphedeliste" style:family="paragraph">
      <style:text-properties style:language-asian="fr" style:country-asian="FR"/>
    </style:style>
    <style:style style:name="P49" style:parent-style-name="Paragraphedeliste" style:family="paragraph">
      <style:text-properties style:language-asian="fr" style:country-asian="FR"/>
    </style:style>
    <style:style style:name="P50" style:parent-style-name="Paragraphedeliste" style:family="paragraph">
      <style:text-properties fo:font-weight="bold" style:font-weight-asian="bold" style:language-asian="fr" style:country-asian="FR"/>
    </style:style>
    <style:style style:name="P51" style:parent-style-name="Paragraphedeliste" style:family="paragraph">
      <style:text-properties fo:font-weight="bold" style:font-weight-asian="bold" style:language-asian="fr" style:country-asian="FR"/>
    </style:style>
    <style:style style:name="P52" style:parent-style-name="Paragraphedeliste" style:family="paragraph">
      <style:text-properties fo:font-weight="bold" style:font-weight-asian="bold" style:language-asian="fr" style:country-asian="FR"/>
    </style:style>
    <style:style style:name="P53" style:parent-style-name="Paragraphedeliste" style:family="paragraph">
      <style:text-properties fo:font-weight="bold" style:font-weight-asian="bold" style:language-asian="fr" style:country-asian="FR"/>
    </style:style>
    <style:style style:name="P54" style:parent-style-name="Paragraphedeliste" style:family="paragraph">
      <style:text-properties fo:font-weight="bold" style:font-weight-asian="bold" style:language-asian="fr" style:country-asian="FR"/>
    </style:style>
    <style:style style:name="P55" style:parent-style-name="Normal" style:family="paragraph">
      <style:paragraph-properties fo:margin-left="0.75in">
        <style:tab-stops/>
      </style:paragraph-properties>
      <style:text-properties style:language-asian="fr" style:country-asian="FR"/>
    </style:style>
    <style:style style:name="P56" style:parent-style-name="Normal" style:family="paragraph">
      <style:paragraph-properties fo:margin-left="0.75in">
        <style:tab-stops/>
      </style:paragraph-properties>
      <style:text-properties style:language-asian="fr" style:country-asian="FR"/>
    </style:style>
    <style:style style:name="P57" style:parent-style-name="Normal" style:family="paragraph">
      <style:paragraph-properties fo:margin-left="0.75in">
        <style:tab-stops/>
      </style:paragraph-properties>
      <style:text-properties style:language-asian="fr" style:country-asian="FR"/>
    </style:style>
    <style:style style:name="P58" style:parent-style-name="Normal" style:family="paragraph">
      <style:paragraph-properties fo:margin-left="0.75in">
        <style:tab-stops/>
      </style:paragraph-properties>
      <style:text-properties style:language-asian="fr" style:country-asian="FR"/>
    </style:style>
    <style:style style:name="P59" style:parent-style-name="Normal" style:family="paragraph">
      <style:paragraph-properties fo:margin-left="0.75in">
        <style:tab-stops/>
      </style:paragraph-properties>
      <style:text-properties style:language-asian="fr" style:country-asian="FR"/>
    </style:style>
    <style:style style:name="P60" style:parent-style-name="Normal" style:family="paragraph">
      <style:paragraph-properties fo:margin-left="0.75in">
        <style:tab-stops/>
      </style:paragraph-properties>
    </style:style>
    <style:style style:name="T61" style:parent-style-name="Policepardéfaut" style:family="text">
      <style:text-properties style:language-asian="fr" style:country-asian="FR"/>
    </style:style>
    <style:style style:name="T62" style:parent-style-name="Policepardéfaut" style:family="text">
      <style:text-properties style:language-asian="fr" style:country-asian="FR"/>
    </style:style>
    <style:style style:name="P63" style:parent-style-name="Paragraphedeliste" style:family="paragraph">
      <style:text-properties fo:font-weight="bold" style:font-weight-asian="bold" style:language-asian="fr" style:country-asian="FR"/>
    </style:style>
    <style:style style:name="P64" style:parent-style-name="Paragraphedeliste" style:family="paragraph">
      <style:text-properties style:language-asian="fr" style:country-asian="FR"/>
    </style:style>
    <style:style style:name="P65" style:parent-style-name="Paragraphedeliste" style:family="paragraph">
      <style:text-properties fo:font-weight="bold" style:font-weight-asian="bold" style:language-asian="fr" style:country-asian="FR"/>
    </style:style>
    <style:style style:name="P66" style:parent-style-name="Paragraphedeliste" style:family="paragraph">
      <style:text-properties style:language-asian="fr" style:country-asian="FR"/>
    </style:style>
    <style:style style:name="P67" style:parent-style-name="Paragraphedeliste" style:family="paragraph"/>
    <style:style style:name="T68" style:parent-style-name="Policepardéfaut" style:family="text">
      <style:text-properties fo:font-weight="bold" style:font-weight-asian="bold" style:language-asian="fr" style:country-asian="FR"/>
    </style:style>
  </office:automatic-styles>
  <office:body>
    <office:text text:use-soft-page-breaks="true">
      <text:p text:style-name="P1">EXERCICE SQL</text:p>
      <text:p text:style-name="P2">SYSTEME DE COMMANDES</text:p>
      <text:p text:style-name="P3"/>
      <text:h text:style-name="P4" text:outline-level="1">Les exercices SQL se basent sur un système informatique gérant des clients, et les commandes effectuées par ceux-ci.</text:h>
      <text:p text:style-name="P5"/>
      <text:h text:style-name="P6" text:outline-level="1">Prérequis</text:h>
      <text:p text:style-name="P7"><text:span text:style-name="T8">Veuillez importer les</text:span><text:span text:style-name="T9"><text:s/>tables suivantes qui contiennent les informations principales de ce système d’information. Au préalable, créez la base « </text:span><text:span text:style-name="T10">syst-com</text:span><text:span text:style-name="T11"> ».</text:span></text:p>
      <text:list text:style-name="LFO1" text:continue-numbering="true">
        <text:list-item>
          <text:p text:style-name="P12"><text:span text:style-name="T13">Table “</text:span><text:span text:style-name="T14">Clients</text:span><text:span text:style-name="T15">”<text:s/></text:span></text:p>
        </text:list-item>
        <text:list-item>
          <text:p text:style-name="P16"><text:span text:style-name="T17">Table “</text:span><text:span text:style-name="T18">Commandes</text:span><text:span text:style-name="T19">”</text:span></text:p>
        </text:list-item>
        <text:list-item>
          <text:p text:style-name="P20"><text:span text:style-name="T21">Table “</text:span><text:span text:style-name="T22">Lignes des commandes</text:span><text:span text:style-name="T23">”<text:s/></text:span></text:p>
        </text:list-item>
      </text:list>
      <text:h text:style-name="P24" text:outline-level="1">Exercices (requête SQL)</text:h>
      <text:p text:style-name="P25">Veuillez trouver les requêtes SQL<text:s/>permettant d’effectuer chacune des demandes suivantes :</text:p>
      <text:list text:style-name="LFO2" text:continue-numbering="true">
        <text:list-item>
          <text:p text:style-name="P26">Obtenir l’utilisateur ayant le prénom “Muriel” et le mot de passe “test11”, sachant que l’encodage du mot de passe est effectué avec l’algorithme Sha1.</text:p>
        </text:list-item>
      </text:list>
      <text:p text:style-name="P27">SELECT prenom, password FROM client WHERE prenom='Muriel' AND password=SHA1('test11');</text:p>
      <text:list text:style-name="LFO2" text:continue-numbering="true">
        <text:list-item>
          <text:p text:style-name="P28">Obtenir la liste de tous les produits qui sont<text:s/>présent sur plusieurs commandes.</text:p>
        </text:list-item>
      </text:list>
      <text:p text:style-name="P29">SELECT nom, COUNT(nom) AS nombre FROM commande_ligne GROUP BY nom HAVING nombre &gt; 1;</text:p>
      <text:list text:style-name="LFO2" text:continue-numbering="true">
        <text:list-item>
          <text:p text:style-name="P30">Obtenir la liste de tous les produits qui sont présent sur plusieurs commandes et y ajouter une colonne qui liste les identifiants des commandes associées.</text:p>
        </text:list-item>
      </text:list>
      <text:p text:style-name="P31">SELECT nom, GROUP_CONCAT(commande_id), COUNT(nom) AS nombre FROM commande_ligne GROUP BY nom HAVING nombre &gt; 1;</text:p>
      <text:list text:style-name="LFO2" text:continue-numbering="true">
        <text:list-item>
          <text:p text:style-name="P32">Enregistrer le prix total à l’intérieur de chaque ligne des commandes, en fonction du prix unitaire et de la quantité</text:p>
        </text:list-item>
      </text:list>
      <text:p text:style-name="P33">SELECT id, quantite, prix_unitaire, prix_unitaire * quantite AS total FROM commande_ligne;</text:p>
      <text:p text:style-name="P34">UPDATE commande_ligne</text:p>
      <text:p text:style-name="P35">SET prix_total = prix_unitaire * quantite ;</text:p>
      <text:list text:style-name="LFO2" text:continue-numbering="true">
        <text:list-item>
          <text:p text:style-name="P36">Obtenir le montant total pour chaque commande et y voir facilement la date associée à cette commande ainsi que le prénom et nom du client associé</text:p>
        </text:list-item>
      </text:list>
      <text:p text:style-name="P37">SELECT client.nom, date_achat, prix_total FROM commande_ligne, client, commande WHERE client.id = commande.client_id AND commande.id = commande_id;</text:p>
      <text:list text:style-name="LFO2" text:continue-numbering="true">
        <text:list-item>
          <text:p text:style-name="P38">Enregistrer le montant total de chaque commande dans le<text:s/>champ intitulé “cache_prix_total”</text:p>
        </text:list-item>
      </text:list>
      <text:p text:style-name="P39">UPDATE commande</text:p>
      <text:p text:style-name="P40"><text:s text:c="3"/>SET cache_prix_total = (SELECT SUM(prix_total) AS somme_total FROM commande_ligne, client WHERE client.id = commande.client_id AND commande.id = commande_id GROUP BY commande_ligne.commande_id);</text:p>
      <text:list text:style-name="LFO2" text:continue-numbering="true">
        <text:list-item>
          <text:p text:style-name="P41">Obtenir le montant global de toutes les commandes, pour chaque mois</text:p>
        </text:list-item>
      </text:list>
      <text:p text:style-name="P42">SELECT MONTH(date_achat) AS mois, SUM(cache_prix_total) AS total_mois FROM commande GROUP BY MONTH(date_achat);</text:p>
      <text:list text:style-name="LFO2" text:continue-numbering="true">
        <text:list-item>
          <text:p text:style-name="P43">Obtenir la liste des 10 clients qui ont effectué le plus grand montant de commandes, et obtenir ce montant total pour chaque client.</text:p>
        </text:list-item>
      </text:list>
      <text:p text:style-name="P44">SELECT client.nom, COUNT(client_id) AS nbCommande FROM client, commande WHERE client.id = commande.client_id GROUP BY client.nom ORDER BY nbCommande DESC;</text:p>
      <text:list text:style-name="LFO2" text:continue-numbering="true">
        <text:list-item>
          <text:p text:style-name="P45">Obtenir le montant total des commandes pour chaque date</text:p>
        </text:list-item>
      </text:list>
      <text:p text:style-name="P46">SELECT DATE(date_achat) AS date, SUM(cache_prix_total) AS total_mois FROM commande GROUP BY DATE(date_achat);</text:p>
      <text:list text:style-name="LFO2" text:continue-numbering="true">
        <text:list-item>
          <text:p text:style-name="P47">Ajouter une colonne intitulée “category” à la table contenant les commandes. Cette colonne contiendra une valeur numérique</text:p>
        </text:list-item>
      </text:list>
      <text:p text:style-name="P48">ALTER TABLE commande</text:p>
      <text:p text:style-name="P49"><text:s/>ADD category INT;</text:p>
      <text:list text:style-name="LFO2" text:continue-numbering="true">
        <text:list-item>
          <text:p text:style-name="P50">Enregistrer la valeur de la catégorie, en suivant les règles suivantes :</text:p>
          <text:list text:continue-numbering="true">
            <text:list-item>
              <text:p text:style-name="P51">“1” pour les commandes de<text:s/>moins de 200€</text:p>
            </text:list-item>
            <text:list-item>
              <text:p text:style-name="P52">“2” pour les commandes entre 200€ et 500€</text:p>
            </text:list-item>
            <text:list-item>
              <text:p text:style-name="P53">“3” pour les commandes entre 500€ et 1.000€</text:p>
            </text:list-item>
            <text:list-item>
              <text:p text:style-name="P54">“4” pour les commandes supérieures à 1.000€</text:p>
            </text:list-item>
          </text:list>
        </text:list-item>
      </text:list>
      <text:p text:style-name="P55">UPDATE commande</text:p>
      <text:p text:style-name="P56"><text:s text:c="4"/><text:s/>SET category = CASE WHEN cache_prix_total &lt; 200 THEN 1</text:p>
      <text:p text:style-name="P57"><text:s text:c="4"/><text:s/>WHEN cache_prix_total &gt;= 200 AND cache_prix_total &lt; 500 THEN 2</text:p>
      <text:p text:style-name="P58"><text:s text:c="4"/><text:s/>WHEN cache_prix_total &gt;= 500 AND cache_prix_total &lt; 1000 THEN 3</text:p>
      <text:p text:style-name="P59"><text:s text:c="4"/><text:s/>ELSE 4</text:p>
      <text:p text:style-name="P60"><text:span text:style-name="T61"><text:s text:c="4"/></text:span><text:span text:style-name="T62"><text:s/>END;</text:span></text:p>
      <text:list text:style-name="LFO2" text:continue-numbering="true">
        <text:list-item>
          <text:p text:style-name="P63">Créer une table intitulée “commande_category” qui contiendra le descriptif de ces catégories</text:p>
        </text:list-item>
      </text:list>
      <text:p text:style-name="P64">ALTER TABLE commande ADD commande_category CHAR(200);</text:p>
      <text:list text:style-name="LFO2" text:continue-numbering="true">
        <text:list-item>
          <text:p text:style-name="P65">Insérer les 4 descriptifs de chaque catégorie au sein de la table précédemment créée</text:p>
        </text:list-item>
      </text:list>
      <text:p text:style-name="P66">UPDATE commande SET commande_category = (SELECT GROUP_CONCAT(date_achat,' ', reference,' ', <text:s/>cache_prix_total,' ', category));</text:p>
      <text:list text:style-name="LFO2" text:continue-numbering="true">
        <text:list-item>
          <text:p text:style-name="P67"><text:span text:style-name="T68">Supprimer toutes les commandes (et les lignes des commandes) inférieur au 1er février 2019. Cela doit être effectué en 2 requêtes maximum</text:span></text:p>
        </text:list-item>
      </text:list>
      <text:p text:style-name="Paragraphedeliste">DELETE FROM commande WHERE date &lt; '2019-02-01'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17010-75-18</dc:creator>
    <meta:creation-date>2022-03-03T07:37:00Z</meta:creation-date>
    <dc:date>2022-03-03T15:50:00Z</dc:date>
    <meta:template xlink:href="Normal" xlink:type="simple"/>
    <meta:editing-cycles>5</meta:editing-cycles>
    <meta:editing-duration>PT27180S</meta:editing-duration>
    <meta:document-statistic meta:page-count="1" meta:paragraph-count="7" meta:word-count="594" meta:character-count="3855" meta:row-count="27" meta:non-whitespace-character-count="3268"/>
  </office:meta>
</office:document-meta>
</file>